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4.321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textarea-vertical-align="middle" fo:min-height="13.859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name="Candara" fo:font-size="24pt" fo:text-shadow="1pt 1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cfe7f5" style:font-name="Candara" fo:font-size="24pt" fo:text-shadow="1pt 1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ndara" fo:text-shadow="1pt 1pt" fo:font-weight="bold" style:font-weight-asian="bold" style:font-weight-complex="bold"/>
    </style:style>
    <style:style style:name="T10" style:family="text">
      <style:text-properties fo:color="#cfe7f5" style:font-name="Candara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Primeiras diretivas</text:span></text:p>
          </draw:text-box>
        </draw:frame>
        <draw:frame presentation:style-name="pr5" draw:text-style-name="P9" draw:layer="layout" svg:width="25.199cm" svg:height="14.321cm" svg:x="1.4cm" svg:y="5.05cm" presentation:class="outline" presentation:user-transformed="true">
          <draw:text-box>
            <text:p text:style-name="P8"><text:span text:style-name="T6">Ng-app – Declara parte do HTML como aplicação AngularJs - </text:span><text:span text:style-name="T7"><text:a xlink:href="https://docs.angularjs.org/api/ng/directive/ngApp" xlink:type="simple">https://docs.angularjs.org/api/ng/directive/ngApp</text:a></text:span></text:p>
            <text:p text:style-name="P8"><text:span text:style-name="T6">Ng-model – Exibe/altera um model (variável) do AngularJs - </text:span><text:span text:style-name="T7"><text:a xlink:href="https://docs.angularjs.org/api/ng/directive/ngModel" xlink:type="simple">https://docs.angularjs.org/api/ng/directive/ngModel</text:a></text:span></text:p>
            <text:p text:style-name="P8"><text:span text:style-name="T6">Ng-show – Exibe o bloco HTML quando “true” - </text:span><text:span text:style-name="T7"><text:a xlink:href="https://docs.angularjs.org/api/ng/directive/ngShow" xlink:type="simple">https://docs.angularjs.org/api/ng/directive/ngShow</text:a></text:span></text:p>
            <text:p text:style-name="P8"><text:span text:style-name="T6">Ng-hide – Oculta o bloco HTML quando “true” - </text:span></text:p>
            <text:p text:style-name="P8"><text:span text:style-name="T7"><text:a xlink:href="https://docs.angularjs.org/api/ng/directive/ngHide" xlink:type="simple">https://docs.angularjs.org/api/ng/directive/ngHide</text:a></text:span></text:p>
            <text:p text:style-name="P8"><text:span text:style-name="T8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Controller e loop</text:span></text:p>
          </draw:text-box>
        </draw:frame>
        <draw:frame presentation:style-name="pr7" draw:text-style-name="P10" draw:layer="layout" svg:width="25.199cm" svg:height="13.859cm" svg:x="1.406cm" svg:y="5.277cm" presentation:class="outline" presentation:user-transformed="true">
          <draw:text-box>
            <text:p text:style-name="P2"><text:span text:style-name="T9">Ng-Controller – Declara uma parte do código para ser usado por um controller - </text:span><text:span text:style-name="T10"><text:a xlink:href="https://docs.angularjs.org/api/ng/directive/ngController" xlink:type="simple">https://docs.angularjs.org/api/ng/directive/ngController</text:a></text:span></text:p>
            <text:p text:style-name="P2"><text:span text:style-name="T9">Ng-Repeat – Um loop para listar dados de um array/objeto - </text:span><text:span text:style-name="T10"><text:a xlink:href="https://docs.angularjs.org/api/ng/directive/ngRepeat" xlink:type="simple">https://docs.angularjs.org/api/ng/directive/ngRepeat</text:a>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Interatividade</text:span></text:p>
          </draw:text-box>
        </draw:frame>
        <draw:frame presentation:style-name="pr7" draw:text-style-name="P10" draw:layer="layout" svg:width="25.199cm" svg:height="13.859cm" svg:x="1.406cm" svg:y="5.277cm" presentation:class="outline" presentation:user-transformed="true">
          <draw:text-box>
            <text:p text:style-name="P2"><text:span text:style-name="T9">Ng-click – Executa uma função quando o elemento for clicado - </text:span><text:span text:style-name="T10"><text:a xlink:href="https://docs.angularjs.org/api/ng/directive/ngClick" xlink:type="simple">https://docs.angularjs.org/api/ng/directive/ngClick</text:a>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7" draw:text-style-name="P12" draw:layer="layout" svg:width="25.199cm" svg:height="13.859cm" svg:x="1.412cm" svg:y="5.277cm" presentation:class="outline" presentation:user-transformed="true">
          <draw:text-box>
            <text:p text:style-name="P11"><text:span text:style-name="T9">Vamos conhecer os filtros do AngularJs e ver como manipular dados.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9M57S</meta:editing-duration>
    <meta:editing-cycles>7</meta:editing-cycles>
    <dc:date>2015-08-21T09:24:35.784395865</dc:date>
    <meta:generator>LibreOffice/4.4.2.2$Linux_X86_64 LibreOffice_project/40m0$Build-2</meta:generator>
    <meta:document-statistic meta:object-count="50"/>
  </office:meta>
</office:document-meta>
</file>